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354in" fo:margin-left="0in" fo:margin-top="0in" fo:margin-bottom="0in" fo:break-before="auto" fo:break-after="auto" table:align="left"/>
    </style:style>
    <style:style style:name="Table1.A" style:family="table-column">
      <style:table-column-properties style:column-width="1.2389in"/>
    </style:style>
    <style:style style:name="Table1.B" style:family="table-column">
      <style:table-column-properties style:column-width="0.9271in"/>
    </style:style>
    <style:style style:name="Table1.C" style:family="table-column">
      <style:table-column-properties style:column-width="1.9896in"/>
    </style:style>
    <style:style style:name="Table1.D" style:family="table-column">
      <style:table-column-properties style:column-width="0.9785in"/>
    </style:style>
    <style:style style:name="Table1.E" style:family="table-column">
      <style:table-column-properties style:column-width="1in"/>
    </style:style>
    <style:style style:name="Table1.F" style:family="table-column">
      <style:table-column-properties style:column-width="1.000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3576in" fo:margin-left="0in" fo:margin-top="0in" fo:margin-bottom="0in" fo:break-before="auto" fo:break-after="auto" table:align="left"/>
    </style:style>
    <style:style style:name="Table2.A" style:family="table-column">
      <style:table-column-properties style:column-width="6.3576in"/>
    </style:style>
    <style:style style:name="Table2.1" style:family="table-row">
      <style:table-row-properties style:min-row-height="0.4306in" fo:keep-together="auto"/>
    </style:style>
    <style:style style:name="Table2.A1" style:family="table-cell">
      <style:table-cell-properties style:vertical-align="" fo:padding="0.0694in" fo:border="none"/>
    </style:style>
    <style:style style:name="P1" style:family="paragraph" style:parent-style-name="Standard">
      <style:paragraph-properties fo:line-height="100%" fo:text-align="center" style:justify-single-word="false" fo:orphans="0" fo:widows="0"/>
      <style:text-properties fo:color="#ff0000" fo:background-color="#ffff0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line-height="100%" fo:orphans="0" fo:widows="0"/>
    </style:style>
    <style:style style:name="P4" style:family="paragraph" style:parent-style-name="Standard">
      <style:paragraph-properties fo:margin-left="0in" fo:margin-right="0in" fo:text-indent="0in" style:auto-text-indent="false" fo:break-before="auto" fo:break-after="auto"/>
    </style:style>
    <style:style style:name="P5" style:family="paragraph" style:parent-style-name="Standard">
      <style:paragraph-properties fo:margin-left="0in" fo:margin-right="0in" fo:text-indent="0in" style:auto-text-indent="false" fo:break-before="auto" fo:break-after="auto"/>
      <style:text-properties fo:color="#ff0000"/>
    </style:style>
    <style:style style:name="P6" style:family="paragraph" style:parent-style-name="Standard">
      <style:paragraph-properties fo:margin-left="0in" fo:margin-right="0in" fo:text-indent="0in" style:auto-text-indent="false" fo:break-before="auto" fo:break-after="auto"/>
      <style:text-properties fo:font-size="12pt" style:font-size-asian="12pt" style:font-size-complex="12pt"/>
    </style:style>
    <style:style style:name="P7" style:family="paragraph" style:parent-style-name="Standard">
      <style:paragraph-properties fo:break-before="auto" fo:break-after="auto"/>
    </style:style>
    <style:style style:name="P8" style:family="paragraph" style:parent-style-name="Standard">
      <style:paragraph-properties fo:break-before="auto" fo:break-after="auto"/>
      <style:text-properties fo:background-color="#ff0000"/>
    </style:style>
    <style:style style:name="P9" style:family="paragraph" style:parent-style-name="Standard">
      <style:paragraph-properties fo:break-before="auto" fo:break-after="auto"/>
      <style:text-properties fo:font-size="12pt" style:font-size-asian="12pt" style:font-size-complex="12pt"/>
    </style:style>
    <style:style style:name="P10" style:family="paragraph" style:parent-style-name="Standard">
      <style:paragraph-properties fo:break-before="auto" fo:break-after="auto"/>
      <style:text-properties fo:color="#ff0000"/>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background-color="#ffff00"/>
    </style:style>
    <style:style style:name="P14" style:family="paragraph" style:parent-style-name="Standard">
      <style:paragraph-properties fo:margin-left="0in" fo:margin-right="-0.0209in" fo:text-align="center" style:justify-single-word="false" fo:text-indent="0in" style:auto-text-indent="false"/>
    </style:style>
    <style:style style:name="P15" style:family="paragraph" style:parent-style-name="Standard">
      <style:paragraph-properties fo:margin-left="0in" fo:margin-right="-0.0209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1.25in" fo:margin-right="0in" fo:text-indent="-0.25in" style:auto-text-indent="false" fo:break-before="auto" fo:break-after="auto"/>
    </style:style>
    <style:style style:name="P17" style:family="paragraph" style:parent-style-name="Standard">
      <style:paragraph-properties fo:margin-left="1.25in" fo:margin-right="0in" fo:text-indent="-0.25in" style:auto-text-indent="false" fo:break-before="auto" fo:break-after="auto"/>
      <style:text-properties fo:color="#ff0000"/>
    </style:style>
    <style:style style:name="P18" style:family="paragraph" style:parent-style-name="Standard">
      <style:paragraph-properties fo:margin-left="1.25in" fo:margin-right="0in" fo:text-indent="-0.25in" style:auto-text-indent="false" fo:break-before="auto" fo:break-after="auto"/>
      <style:text-properties fo:background-color="#ff0000"/>
    </style:style>
    <style:style style:name="P19" style:family="paragraph" style:parent-style-name="Standard">
      <style:paragraph-properties fo:margin-left="0.4862in" fo:margin-right="0in" fo:text-indent="0in" style:auto-text-indent="false" fo:break-before="auto" fo:break-after="auto"/>
    </style:style>
    <style:style style:name="P20" style:family="paragraph" style:parent-style-name="Standard">
      <style:paragraph-properties fo:margin-left="0.4862in" fo:margin-right="0in" fo:text-indent="0in" style:auto-text-indent="false" fo:break-before="auto" fo:break-after="auto"/>
      <style:text-properties fo:font-size="12pt" style:font-size-asian="12pt" style:font-size-complex="12pt"/>
    </style:style>
    <style:style style:name="P21" style:family="paragraph" style:parent-style-name="Standard">
      <style:paragraph-properties fo:margin-left="0.5in" fo:margin-right="0in" fo:text-indent="0in" style:auto-text-indent="false" fo:break-before="auto" fo:break-after="auto"/>
    </style:style>
    <style:style style:name="P22" style:family="paragraph" style:parent-style-name="Standard">
      <style:paragraph-properties fo:margin-left="0.5in" fo:margin-right="0in" fo:text-indent="0in" style:auto-text-indent="false" fo:break-before="auto" fo:break-after="auto"/>
      <style:text-properties fo:font-size="12pt" style:font-size-asian="12pt" style:font-size-complex="12pt"/>
    </style:style>
    <style:style style:name="P23" style:family="paragraph" style:parent-style-name="Standard">
      <style:paragraph-properties fo:margin-left="0.5in" fo:margin-right="0in" fo:text-indent="0in" style:auto-text-indent="false" fo:break-before="auto" fo:break-after="auto"/>
      <style:text-properties fo:font-size="12pt" style:font-size-asian="12pt" style:font-size-complex="12pt" fo:background-color="#ff0000"/>
    </style:style>
    <style:style style:name="P24" style:family="paragraph" style:parent-style-name="Standard">
      <style:paragraph-properties fo:margin-left="1.3752in" fo:margin-right="0in" fo:text-indent="-0.2917in" style:auto-text-indent="false" fo:break-before="auto" fo:break-after="auto"/>
    </style:style>
    <style:style style:name="P25" style:family="paragraph" style:parent-style-name="Standard">
      <style:paragraph-properties fo:margin-left="0.5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left="0.5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27" style:family="paragraph" style:parent-style-name="Standard">
      <style:paragraph-properties fo:margin-left="1.2362in" fo:margin-right="0in" fo:text-indent="-0.25in" style:auto-text-indent="false" fo:break-before="auto" fo:break-after="auto"/>
    </style:style>
    <style:style style:name="P28" style:family="paragraph" style:parent-style-name="Standard">
      <style:paragraph-properties fo:margin-left="1.1945in" fo:margin-right="0in" fo:text-indent="-0.2083in" style:auto-text-indent="false" fo:break-before="auto" fo:break-after="auto"/>
    </style:style>
    <style:style style:name="P29" style:family="paragraph" style:parent-style-name="Standard">
      <style:paragraph-properties fo:margin-left="1.1807in" fo:margin-right="0in" fo:text-indent="-0.1945in" style:auto-text-indent="false" fo:break-before="auto" fo:break-after="auto"/>
    </style:style>
    <style:style style:name="P30" style:family="paragraph" style:parent-style-name="Standard">
      <style:paragraph-properties fo:margin-left="1.1807in" fo:margin-right="0in" fo:text-indent="-0.1945in" style:auto-text-indent="false"/>
    </style:style>
    <style:style style:name="P31" style:family="paragraph" style:parent-style-name="Standard">
      <style:paragraph-properties fo:margin-left="0.4917in" fo:margin-right="0in" fo:text-indent="0in" style:auto-text-indent="false"/>
    </style:style>
    <style:style style:name="P32" style:family="paragraph" style:parent-style-name="Heading_20_1">
      <style:paragraph-properties fo:margin-left="0.75in" fo:margin-right="0in" fo:text-indent="-0.25in" style:auto-text-indent="false" fo:break-before="auto" fo:break-after="auto"/>
    </style:style>
    <style:style style:name="P33" style:family="paragraph" style:parent-style-name="Heading_20_1">
      <style:paragraph-properties fo:margin-left="0.5in" fo:margin-right="0in" fo:text-indent="0in" style:auto-text-indent="false" fo:break-before="auto" fo:break-after="auto"/>
    </style:style>
    <style:style style:name="P34" style:family="paragraph" style:parent-style-name="Subtitle">
      <style:paragraph-properties fo:text-align="center" style:justify-single-word="false"/>
    </style:style>
    <style:style style:name="P35" style:family="paragraph" style:parent-style-name="Title" style:master-page-name="Standard">
      <style:paragraph-properties fo:text-align="center" style:justify-single-word="false" style:page-number="1"/>
    </style:style>
    <style:style style:name="T1" style:family="text">
      <style:text-properties fo:color="#ff0000"/>
    </style:style>
    <style:style style:name="T2" style:family="text">
      <style:text-properties fo:color="#ff0000" fo:background-color="#666666" loext:char-shading-value="0"/>
    </style:style>
    <style:style style:name="T3" style:family="text">
      <style:text-properties fo:color="#ff0000" fo:background-color="#434343" loext:char-shading-value="0"/>
    </style:style>
    <style:style style:name="T4" style:family="text">
      <style:text-properties fo:color="#ff0000" style:font-name="Times New Roman" fo:font-size="7pt" style:font-name-asian="Times New Roman1" style:font-size-asian="7pt" style:font-name-complex="Times New Roman1" style:font-size-complex="7pt"/>
    </style:style>
    <style:style style:name="T5" style:family="text">
      <style:text-properties fo:background-color="#666666" loext:char-shading-value="0"/>
    </style:style>
    <style:style style:name="T6" style:family="text">
      <style:text-properties fo:color="#00ff00"/>
    </style:style>
    <style:style style:name="T7" style:family="text">
      <style:text-properties fo:color="#00ff00" fo:font-size="12pt" style:font-size-asian="12pt" style:font-size-complex="12pt"/>
    </style:style>
    <style:style style:name="T8" style:family="text">
      <style:text-properties fo:font-weight="bold" style:font-weight-asian="bold"/>
    </style:style>
    <style:style style:name="T9" style:family="text">
      <style:text-properties fo:font-weight="bold" style:font-weight-asian="bold" fo:background-color="#ff0000"/>
    </style:style>
    <style:style style:name="T10" style:family="text">
      <style:text-properties style:font-name="Times New Roman" fo:font-size="7pt" style:font-name-asian="Times New Roman1" style:font-size-asian="7pt" style:font-name-complex="Times New Roman1" style:font-size-complex="7pt"/>
    </style:style>
    <style:style style:name="T11" style:family="text">
      <style:text-properties style:font-name="Times New Roman" fo:font-size="7pt" style:font-name-asian="Times New Roman1" style:font-size-asian="7pt" style:font-name-complex="Times New Roman1" style:font-size-complex="7pt" fo:background-color="#ff0000"/>
    </style:style>
    <style:style style:name="T12" style:family="text">
      <style:text-properties style:font-name="Times New Roman" fo:font-size="7pt" fo:background-color="#434343" loext:char-shading-value="0" style:font-name-asian="Times New Roman1" style:font-size-asian="7pt" style:font-name-complex="Times New Roman1" style:font-size-complex="7pt"/>
    </style:style>
    <style:style style:name="T13" style:family="text">
      <style:text-properties style:font-name="Times New Roman" fo:font-size="7pt" fo:background-color="#ff9900" loext:char-shading-value="0" style:font-name-asian="Times New Roman1" style:font-size-asian="7pt" style:font-name-complex="Times New Roman1" style:font-size-complex="7pt"/>
    </style:style>
    <style:style style:name="T14" style:family="text">
      <style:text-properties fo:background-color="#434343" loext:char-shading-value="0"/>
    </style:style>
    <style:style style:name="T15" style:family="text">
      <style:text-properties fo:font-size="12pt" style:font-size-asian="12pt" style:font-size-complex="12pt"/>
    </style:style>
    <style:style style:name="T16" style:family="text">
      <style:text-properties fo:font-size="12pt" style:font-size-asian="12pt" style:font-size-complex="12pt" fo:background-color="#ff0000"/>
    </style:style>
    <style:style style:name="T17" style:family="text">
      <style:text-properties fo:font-size="12pt" fo:background-color="#434343" loext:char-shading-value="0" style:font-size-asian="12pt" style:font-size-complex="12pt"/>
    </style:style>
    <style:style style:name="T18" style:family="text">
      <style:text-properties fo:font-size="12pt" fo:font-weight="bold" fo:background-color="#ff9900" loext:char-shading-value="0" style:font-size-asian="12pt" style:font-weight-asian="bold" style:font-size-complex="12pt"/>
    </style:style>
    <style:style style:name="T19" style:family="text">
      <style:text-properties fo:font-size="12pt" fo:background-color="#ff9900" loext:char-shading-value="0" style:font-size-asian="12pt" style:font-size-complex="12pt"/>
    </style:style>
    <style:style style:name="T20" style:family="text">
      <style:text-properties fo:background-color="#00ff00"/>
    </style:style>
    <style:style style:name="T21" style:family="text">
      <style:text-properties fo:color="#1155cc" fo:font-size="12pt" style:text-underline-style="solid" style:text-underline-width="auto" style:text-underline-color="font-color" style:font-size-asian="12pt" style:font-size-complex="12pt"/>
    </style:style>
    <style:style style:name="T22" style:family="text">
      <style:text-properties fo:background-color="#ff9900" loext:char-shading-value="0"/>
    </style:style>
    <style:style style:name="T23" style:family="text">
      <style:text-properties fo:background-color="#ff0000"/>
    </style:style>
    <style:style style:name="T24" style:family="text">
      <style:text-properties fo:color="#cccccc" fo:font-weight="bold" style:font-weight-asian="bold"/>
    </style:style>
    <style:style style:name="T25"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mawx7vp0kfmw"/>Series title: Computing with high-dimensional vectors</text:p>
      <text:p text:style-name="P34"><text:bookmark text:name="_r5o8634duqno"/>An attempt to define a structure of a seminar series on Hyperdimensional (HD) Computing /Vector Symbolic Architectures (VSA)</text:p>
      <text:p text:style-name="P5"/>
      <text:p text:style-name="P4"><text:span text:style-name="T1">Ideas on how to distribute the presentation load</text:span></text:p>
      <text:p text:style-name="P4"><text:span text:style-name="T1">Options assuming 12 students in the class:</text:span></text:p>
      <text:p text:style-name="P4"><text:span text:style-name="T1">Either:</text:span></text:p>
      <text:p text:style-name="P4"><text:span text:style-name="T1">Do one presentation alone or</text:span></text:p>
      <text:p text:style-name="P5"/>
      <text:p text:style-name="P4"><text:span text:style-name="T1">How to distribute presentations: set your preferences for each module and we will try to optimize it.</text:span></text:p>
      <text:p text:style-name="P4"/>
      <text:p text:style-name="Heading_20_1"><text:bookmark text:name="_sqwyfjd7ufvl"/>Preliminary structure of a seminar: </text:p>
      <text:p text:style-name="P4"/>
      <text:p text:style-name="Standard">Consider splitting each lecture in the student part and lecture part (didactic part for new material). </text:p>
      <text:p text:style-name="Standard">During the student part there will be a team of students presenting the results of the exercise and/or the outcomes of their readings.</text:p>
      <text:p text:style-name="Standard">Note it is likely that talking for an hour or so might be a lot for students. </text:p>
      <text:p text:style-name="Standard">So the idea is to split student presentations into two smaller parts. The first part might discuss their results for last week's assignment. The second part will be on one or two papers related to the topic discussed last week. </text:p>
      <text:p text:style-name="P4"/>
      <text:p text:style-name="P4"/>
      <text:p text:style-name="P4"><text:span text:style-name="T5">Student presentations/discussion:</text:span></text:p>
      <text:p text:style-name="P4"><text:span text:style-name="T5">Reflection and results on the assignment - </text:span><text:span text:style-name="T2">15 minutes </text:span></text:p>
      <text:p text:style-name="P4"><text:soft-page-break/><text:span text:style-name="T5">Discussion on the assignment - </text:span><text:span text:style-name="T2">20 minutes </text:span></text:p>
      <text:p text:style-name="P4"><text:span text:style-name="T5">Presentation on the reading from the last week - </text:span><text:span text:style-name="T2">30 minutes</text:span></text:p>
      <text:p text:style-name="P4"><text:span text:style-name="T2">Discussion on <text:s/></text:span><text:span text:style-name="T5">- </text:span><text:span text:style-name="T2">25 minutes</text:span></text:p>
      <text:p text:style-name="P4"><text:span text:style-name="T5">Break: 5 minutes</text:span></text:p>
      <text:p text:style-name="P4"><text:span text:style-name="T5">Talk by the invited speaker + Q&amp;A - </text:span><text:span text:style-name="T2">90 minutes </text:span></text:p>
      <text:p text:style-name="P5"/>
      <text:p text:style-name="P5"/>
      <text:p text:style-name="P7"/>
      <text:p text:style-name="P7">Schedule</text:p>
      <text:p text:style-name="P7">Module 2: Introduce manifesto paper: </text:p>
      <text:p text:style-name="P7">Hot to use algebraic operation</text:p>
      <text:p text:style-name="P7">And how to abstractly implement things</text:p>
      <text:p text:style-name="P7">Common/different</text:p>
      <text:p text:style-name="P7"/>
      <text:p text:style-name="P7"/>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11">Date</text:p>
          </table:table-cell>
          <table:table-cell table:style-name="Table1.A1" office:value-type="string">
            <text:p text:style-name="P11">Week, #</text:p>
          </table:table-cell>
          <table:table-cell table:style-name="Table1.A1" office:value-type="string">
            <text:p text:style-name="P11">Module</text:p>
          </table:table-cell>
          <table:table-cell table:style-name="Table1.A1" office:value-type="string">
            <text:p text:style-name="P11">Speaker</text:p>
          </table:table-cell>
          <table:table-cell table:style-name="Table1.A1" office:value-type="string">
            <text:p text:style-name="P11">Confirmed</text:p>
          </table:table-cell>
          <table:table-cell table:style-name="Table1.A1" office:value-type="string">
            <text:p text:style-name="P11">Slides</text:p>
          </table:table-cell>
        </table:table-row>
        <table:table-row table:style-name="Table1.1">
          <table:table-cell table:style-name="Table1.A1" office:value-type="string">
            <text:p text:style-name="P12">September 1</text:p>
          </table:table-cell>
          <table:table-cell table:style-name="Table1.A1" office:value-type="string">
            <text:p text:style-name="P11">1</text:p>
          </table:table-cell>
          <table:table-cell table:style-name="Table1.A1" office:value-type="string">
            <text:p text:style-name="P14">Introduction to computing with high-dimensional vectors</text:p>
          </table:table-cell>
          <table:table-cell table:style-name="Table1.A1" office:value-type="string">
            <text:p text:style-name="P11">Bruno Olshausen; Pentti Kanerva</text:p>
          </table:table-cell>
          <table:table-cell table:style-name="Table1.A1" office:value-type="string">
            <text:p text:style-name="P2"><text:span text:style-name="T6">Yes</text:span></text:p>
          </table:table-cell>
          <table:table-cell table:style-name="Table1.A1" office:value-type="string">
            <text:p text:style-name="P11"><text:span text:style-name="T1">No</text:span></text:p>
          </table:table-cell>
        </table:table-row>
        <table:table-row table:style-name="Table1.1">
          <table:table-cell table:style-name="Table1.A1" office:value-type="string">
            <text:p text:style-name="P3">September 8</text:p>
          </table:table-cell>
          <table:table-cell table:style-name="Table1.A1" office:value-type="string">
            <text:p text:style-name="P11">2</text:p>
          </table:table-cell>
          <table:table-cell table:style-name="Table1.A1" office:value-type="string">
            <text:p text:style-name="P14">Overview of different HD Computing/VSA models</text:p>
          </table:table-cell>
          <table:table-cell table:style-name="Table1.A1" office:value-type="string">
            <text:p text:style-name="P2">Denis Kleyko</text:p>
          </table:table-cell>
          <table:table-cell table:style-name="Table1.A1" office:value-type="string">
            <text:p text:style-name="P2"><text:span text:style-name="T6">Yes</text:span></text:p>
          </table:table-cell>
          <table:table-cell table:style-name="Table1.A1" office:value-type="string">
            <text:p text:style-name="P2"><text:span text:style-name="T1">No</text:span></text:p>
          </table:table-cell>
        </table:table-row>
        <table:table-row table:style-name="Table1.1">
          <table:table-cell table:style-name="Table1.A1" office:value-type="string">
            <text:p text:style-name="P3">September 15</text:p>
          </table:table-cell>
          <table:table-cell table:style-name="Table1.A1" office:value-type="string">
            <text:p text:style-name="P11">3</text:p>
          </table:table-cell>
          <table:table-cell table:style-name="Table1.A1" office:value-type="string">
            <text:p text:style-name="P14">Semantic vectors</text:p>
          </table:table-cell>
          <table:table-cell table:style-name="Table1.A1" office:value-type="string">
            <text:p text:style-name="P11">Ryan Moughan</text:p>
          </table:table-cell>
          <table:table-cell table:style-name="Table1.A1" office:value-type="string">
            <text:p text:style-name="P2"><text:span text:style-name="T6">Yes</text:span></text:p>
          </table:table-cell>
          <table:table-cell table:style-name="Table1.A1" office:value-type="string">
            <text:p text:style-name="P2"><text:span text:style-name="T1">No</text:span></text:p>
          </table:table-cell>
        </table:table-row>
        <table:table-row table:style-name="Table1.1">
          <table:table-cell table:style-name="Table1.A1" office:value-type="string">
            <text:p text:style-name="P3">September 22</text:p>
          </table:table-cell>
          <table:table-cell table:style-name="Table1.A1" office:value-type="string">
            <text:p text:style-name="P11">4</text:p>
          </table:table-cell>
          <table:table-cell table:style-name="Table1.A1" office:value-type="string">
            <text:p text:style-name="P14">Representation and manipulation of data structures</text:p>
          </table:table-cell>
          <table:table-cell table:style-name="Table1.A1" office:value-type="string">
            <text:p text:style-name="P2">Denis Kleyko</text:p>
          </table:table-cell>
          <table:table-cell table:style-name="Table1.A1" office:value-type="string">
            <text:p text:style-name="P2"><text:span text:style-name="T6">Yes</text:span></text:p>
          </table:table-cell>
          <table:table-cell table:style-name="Table1.A1" office:value-type="string">
            <text:p text:style-name="P2"><text:span text:style-name="T1">No</text:span></text:p>
          </table:table-cell>
        </table:table-row>
        <table:table-row table:style-name="Table1.1">
          <table:table-cell table:style-name="Table1.A1" office:value-type="string">
            <text:p text:style-name="P12">September 29</text:p>
          </table:table-cell>
          <table:table-cell table:style-name="Table1.A1" office:value-type="string">
            <text:p text:style-name="P11">5</text:p>
          </table:table-cell>
          <table:table-cell table:style-name="Table1.A1" office:value-type="string">
            <text:p text:style-name="P14">Connections to information theory</text:p>
          </table:table-cell>
          <table:table-cell table:style-name="Table1.A1" office:value-type="string">
            <text:p text:style-name="P11">Fritz Sommer</text:p>
          </table:table-cell>
          <table:table-cell table:style-name="Table1.A1" office:value-type="string">
            <text:p text:style-name="P2"><text:span text:style-name="T6">Tentatively</text:span></text:p>
            <text:p text:style-name="P2"><text:span text:style-name="T6">Yes </text:span></text:p>
            <text:p text:style-name="P2"><text:span text:style-name="T1">Might need to switch </text:span></text:p>
          </table:table-cell>
          <table:table-cell table:style-name="Table1.A1" office:value-type="string">
            <text:p text:style-name="P2"><text:span text:style-name="T1">No</text:span></text:p>
          </table:table-cell>
        </table:table-row>
        <table:table-row table:style-name="Table1.1">
          <table:table-cell table:style-name="Table1.A1" office:value-type="string">
            <text:p text:style-name="P12">October 6</text:p>
          </table:table-cell>
          <table:table-cell table:style-name="Table1.A1" office:value-type="string">
            <text:p text:style-name="P11">6</text:p>
          </table:table-cell>
          <table:table-cell table:style-name="Table1.A1" office:value-type="string">
            <text:p text:style-name="P14">Analogical reasoning</text:p>
          </table:table-cell>
          <table:table-cell table:style-name="Table1.A1" office:value-type="string">
            <text:p text:style-name="P11">Ross Gayler</text:p>
          </table:table-cell>
          <table:table-cell table:style-name="Table1.A1" office:value-type="string">
            <text:p text:style-name="P2"><text:span text:style-name="T1">No</text:span></text:p>
            <text:p text:style-name="P2"><text:span text:style-name="T1">(request sent)</text:span></text:p>
          </table:table-cell>
          <table:table-cell table:style-name="Table1.A1" office:value-type="string">
            <text:p text:style-name="P2"><text:span text:style-name="T1">No</text:span></text:p>
          </table:table-cell>
        </table:table-row>
        <table:table-row table:style-name="Table1.1">
          <table:table-cell table:style-name="Table1.A1" office:value-type="string">
            <text:p text:style-name="P3">October 13</text:p>
          </table:table-cell>
          <table:table-cell table:style-name="Table1.A1" office:value-type="string">
            <text:p text:style-name="P11">7</text:p>
          </table:table-cell>
          <table:table-cell table:style-name="Table1.A1" office:value-type="string">
            <text:p text:style-name="P15">Resonator Networks</text:p>
          </table:table-cell>
          <table:table-cell table:style-name="Table1.A1" office:value-type="string">
            <text:p text:style-name="P11">Paxon Frady</text:p>
          </table:table-cell>
          <table:table-cell table:style-name="Table1.A1" office:value-type="string">
            <text:p text:style-name="P2"><text:span text:style-name="T6">Yes</text:span></text:p>
          </table:table-cell>
          <table:table-cell table:style-name="Table1.A1" office:value-type="string">
            <text:p text:style-name="P2"><text:span text:style-name="T1">No</text:span></text:p>
          </table:table-cell>
        </table:table-row>
        <table:table-row table:style-name="Table1.1">
          <table:table-cell table:style-name="Table1.A1" office:value-type="string">
            <text:p text:style-name="P3">October 20</text:p>
          </table:table-cell>
          <table:table-cell table:style-name="Table1.A1" office:value-type="string">
            <text:p text:style-name="P11">8</text:p>
          </table:table-cell>
          <table:table-cell table:style-name="Table1.A1" office:value-type="string">
            <text:p text:style-name="P15">Locality-preserving encodings for representing continuous values and functions</text:p>
          </table:table-cell>
          <table:table-cell table:style-name="Table1.A1" office:value-type="string">
            <text:p text:style-name="P11">Chris Kymn</text:p>
          </table:table-cell>
          <table:table-cell table:style-name="Table1.A1" office:value-type="string">
            <text:p text:style-name="P2"><text:span text:style-name="T6">Yes</text:span></text:p>
          </table:table-cell>
          <table:table-cell table:style-name="Table1.A1" office:value-type="string">
            <text:p text:style-name="P2"><text:span text:style-name="T1">No</text:span></text:p>
          </table:table-cell>
        </table:table-row>
        <table:table-row table:style-name="Table1.1">
          <table:table-cell table:style-name="Table1.A1" office:value-type="string">
            <text:p text:style-name="P12">October 27</text:p>
          </table:table-cell>
          <table:table-cell table:style-name="Table1.A1" office:value-type="string">
            <text:p text:style-name="P11">9</text:p>
          </table:table-cell>
          <table:table-cell table:style-name="Table1.A1" office:value-type="string">
            <text:p text:style-name="P15">Solving classification problems </text:p>
          </table:table-cell>
          <table:table-cell table:style-name="Table1.A1" office:value-type="string">
            <text:p text:style-name="P11">Laura Galindez</text:p>
          </table:table-cell>
          <table:table-cell table:style-name="Table1.A1" office:value-type="string">
            <text:p text:style-name="P2"><text:span text:style-name="T6">Yes</text:span></text:p>
          </table:table-cell>
          <table:table-cell table:style-name="Table1.A1" office:value-type="string">
            <text:p text:style-name="P2"><text:span text:style-name="T1">No</text:span></text:p>
          </table:table-cell>
        </table:table-row>
        <table:table-row table:style-name="Table1.1">
          <table:table-cell table:style-name="Table1.A1" office:value-type="string">
            <text:p text:style-name="P3">November 3</text:p>
          </table:table-cell>
          <table:table-cell table:style-name="Table1.A1" office:value-type="string">
            <text:p text:style-name="P11">10</text:p>
          </table:table-cell>
          <table:table-cell table:style-name="Table1.A1" office:value-type="string">
            <text:p text:style-name="P15">Relation to neural networks</text:p>
          </table:table-cell>
          <table:table-cell table:style-name="Table1.A1" office:value-type="string">
            <text:p text:style-name="P2">Denis Kleyko</text:p>
          </table:table-cell>
          <table:table-cell table:style-name="Table1.A1" office:value-type="string">
            <text:p text:style-name="P2"><text:span text:style-name="T6">Yes</text:span></text:p>
          </table:table-cell>
          <table:table-cell table:style-name="Table1.A1" office:value-type="string">
            <text:p text:style-name="P2"><text:span text:style-name="T1">No</text:span></text:p>
          </table:table-cell>
        </table:table-row>
        <table:table-row table:style-name="Table1.1">
          <table:table-cell table:style-name="Table1.A1" office:value-type="string">
            <text:p text:style-name="P3">November 10</text:p>
          </table:table-cell>
          <table:table-cell table:style-name="Table1.A1" office:value-type="string">
            <text:p text:style-name="P11">11</text:p>
          </table:table-cell>
          <table:table-cell table:style-name="Table1.A1" office:value-type="string">
            <text:p text:style-name="P15">Hardware implementations</text:p>
          </table:table-cell>
          <table:table-cell table:style-name="Table1.A1" office:value-type="string">
            <text:p text:style-name="P11">Mohamed Ibrahim;</text:p>
            <text:p text:style-name="P11">Jan Rabaey</text:p>
          </table:table-cell>
          <table:table-cell table:style-name="Table1.A1" office:value-type="string">
            <text:p text:style-name="P2"><text:span text:style-name="T1">No</text:span></text:p>
            <text:p text:style-name="P2"><text:span text:style-name="T1">(request sent)</text:span></text:p>
          </table:table-cell>
          <table:table-cell table:style-name="Table1.A1" office:value-type="string">
            <text:p text:style-name="P2"><text:span text:style-name="T1">No</text:span></text:p>
          </table:table-cell>
        </table:table-row>
        <table:table-row table:style-name="Table1.1">
          <table:table-cell table:style-name="Table1.A1" office:value-type="string">
            <text:p text:style-name="P3">November 17</text:p>
          </table:table-cell>
          <table:table-cell table:style-name="Table1.A1" office:value-type="string">
            <text:p text:style-name="P11">12</text:p>
          </table:table-cell>
          <table:table-cell table:style-name="Table1.A1" office:value-type="string">
            <text:p text:style-name="P15">Applications in communications</text:p>
          </table:table-cell>
          <table:table-cell table:style-name="Table1.A1" office:value-type="string">
            <text:p text:style-name="P11">Ping-Chen Huang</text:p>
          </table:table-cell>
          <table:table-cell table:style-name="Table1.A1" office:value-type="string">
            <text:p text:style-name="P2"><text:span text:style-name="T6">Yes</text:span></text:p>
          </table:table-cell>
          <table:table-cell table:style-name="Table1.A1" office:value-type="string">
            <text:p text:style-name="P2"><text:span text:style-name="T1">No</text:span></text:p>
          </table:table-cell>
        </table:table-row>
        <table:table-row table:style-name="Table1.1">
          <table:table-cell table:style-name="Table1.A1" office:value-type="string">
            <text:p text:style-name="P3">December 1</text:p>
          </table:table-cell>
          <table:table-cell table:style-name="Table1.A1" office:value-type="string">
            <text:p text:style-name="P13"/>
          </table:table-cell>
          <table:table-cell table:style-name="Table1.A1" office:value-type="string">
            <text:p text:style-name="P2">Students’ presentation for “Applications in communications” module</text:p>
          </table:table-cell>
          <table:table-cell table:style-name="Table1.A1" office:value-type="string">
            <text:p text:style-name="P13"/>
          </table:table-cell>
          <table:table-cell table:style-name="Table1.A1" office:value-type="string">
            <text:p text:style-name="P1"/>
          </table:table-cell>
          <table:table-cell table:style-name="Table1.A1" office:value-type="string">
            <text:p text:style-name="P1"/>
          </table:table-cell>
        </table:table-row>
      </table:table>
      <text:p text:style-name="P7"/>
      <text:p text:style-name="P7"/>
      <text:p text:style-name="P7"/>
      <text:p text:style-name="P7"/>
      <text:p text:style-name="P7"/>
      <text:p text:style-name="P7"/>
      <text:p text:style-name="P32"><text:bookmark text:name="_9tdiaq7jl58w"/><text:span text:style-name="T8">1.</text:span><text:span text:style-name="T10"> <text:s text:c="3"/></text:span><text:span text:style-name="T8">Introduction to computing with high-dimensional vectors</text:span></text:p>
      <text:p text:style-name="P7">Who might take care of this module: <text:span text:style-name="T6">Bruno and Pentti</text:span></text:p>
      <text:p text:style-name="P8"/>
      <text:p text:style-name="P7"><text:span text:style-name="T14">Possible readings:</text:span></text:p>
      <text:p text:style-name="P16"><text:span text:style-name="T14">·</text:span><text:span text:style-name="T12"> <text:s text:c="5"/></text:span><text:span text:style-name="T14">P. Kanerva. Hyperdimensional Computing: An Introduction to Computing in Distributed Representation with High-Dimensional Random Vectors. Cognitive Computation. 2009.</text:span></text:p>
      <text:p text:style-name="P16"><text:span text:style-name="T14">·</text:span><text:span text:style-name="T12"> <text:s text:c="5"/></text:span><text:span text:style-name="T14">P. Kanerva. Computing with High-Dimensional Vectors. IEEE Design &amp; Test. 2019.</text:span></text:p>
      <text:p text:style-name="P16"><text:span text:style-name="T14">·</text:span><text:span text:style-name="T12"> <text:s text:c="5"/></text:span><text:span text:style-name="T14">P. Neubert and S. Schubert and P. Protzel. An Introduction to Hyperdimensional Computing for Robotics. KI - Künstliche Intelligenz. 2019.</text:span></text:p>
      <text:p text:style-name="P16"><text:span text:style-name="T14">·</text:span><text:span text:style-name="T12"> <text:s text:c="5"/></text:span><text:span text:style-name="T14">R. W. Gayler. Vector Symbolic Architectures Answer Jackendoff's Challenges for Cognitive Neuroscience. Joint International Conference on Cognitive Science (ICCS/ASCS). 2003.</text:span></text:p>
      <text:p text:style-name="P16"><text:span text:style-name="T14">·</text:span><text:span text:style-name="T12"> <text:s text:c="5"/></text:span><text:span text:style-name="T14">C. Von Der Malsburg. Am I thinking assemblies? Brain Theory. 1986.</text:span></text:p>
      <text:p text:style-name="P16"><text:span text:style-name="T14">·</text:span><text:span text:style-name="T12"> <text:s text:c="5"/></text:span><text:span text:style-name="T14">G. E. Hinton and J. L. McClelland and D. E. Rumelhart. Distributed Representations. Parallel Distributed Processing. Explorations in the Microstructure of Cognition. Volume 1. Foundations. 1986.</text:span></text:p>
      <text:p text:style-name="P16"><text:span text:style-name="T14">·</text:span><text:span text:style-name="T12"> <text:s text:c="5"/></text:span><text:span text:style-name="T14">J. A. Fodor and Z. W. Pylyshyn. Connectionism and Cognitive Architecture: A Critical analysis. Cognition. 1988.</text:span></text:p>
      <text:p text:style-name="P16"><text:span text:style-name="T14">·</text:span><text:span text:style-name="T12"> <text:s text:c="5"/></text:span><text:span text:style-name="T14">Some associative memories???</text:span></text:p>
      <text:p text:style-name="P16"/>
      <text:p text:style-name="P7"><text:span text:style-name="T15"><text:s/></text:span></text:p>
      <text:p text:style-name="P7"><text:soft-page-break/><text:span text:style-name="T15"><text:s/></text:span></text:p>
      <text:p text:style-name="P32"><text:bookmark text:name="_4lg29va5m4jg"/><text:span text:style-name="T8">2.</text:span><text:span text:style-name="T10"> <text:s text:c="4"/></text:span><text:span text:style-name="T8">Overview of different HD Computing/VSA models</text:span></text:p>
      <text:p text:style-name="P7">Who might take care of this module: <text:span text:style-name="T6">Denis</text:span></text:p>
      <text:p text:style-name="P20"/>
      <text:p text:style-name="P19"><text:span text:style-name="T15">Motivation: to see what different HD/VSA frameworks are out there and that the general idea could be applied for different numerical base.</text:span></text:p>
      <text:p text:style-name="P21"><text:span text:style-name="T17">Possible readings:</text:span></text:p>
      <text:p text:style-name="P16"><text:span text:style-name="T14">·</text:span><text:span text:style-name="T12"> <text:s text:c="5"/></text:span><text:span text:style-name="T14">E. Mizraji. Context-Dependent Associations in Linear Distributed Memories. Bulletin of Mathematical Biology. 1989.</text:span></text:p>
      <text:p text:style-name="P16"><text:span text:style-name="T14">·</text:span><text:span text:style-name="T12"> <text:s text:c="5"/></text:span><text:span text:style-name="T14">P. Smolensky. Tensor Product Variable Binding and the Representation of Symbolic Structures in Connectionist Systems. Artificial Intelligence. 1990.</text:span></text:p>
      <text:p text:style-name="P16"><text:span text:style-name="T14">·</text:span><text:span text:style-name="T12"> <text:s text:c="5"/></text:span><text:span text:style-name="T14">T. A. Plate. Holographic Reduced Representations. IEEE Transactions on Neural Networks. 1995.</text:span></text:p>
      <text:p text:style-name="P16"><text:span text:style-name="T14">·</text:span><text:span text:style-name="T12"> <text:s text:c="5"/></text:span><text:span text:style-name="T14">P. Kanerva. Fully Distributed Representation. Real World Computing Symposium (RWC). 1997.</text:span></text:p>
      <text:p text:style-name="P16"><text:span text:style-name="T14">·</text:span><text:span text:style-name="T12"> <text:s text:c="5"/></text:span><text:span text:style-name="T14">R. W. Gayler. Multiplicative Binding, Representation Operators &amp; Analogy. Advances in Analogy Research: Integration of Theory and Data from the Cognitive, Computational, and Neural Sciences. 1998.</text:span></text:p>
      <text:p text:style-name="P16"><text:span text:style-name="T14">·</text:span><text:span text:style-name="T12"> <text:s text:c="5"/></text:span><text:span text:style-name="T14">D. A. Rachkovskij and E. M. Kussul. Binding and Normalization of Binary Sparse Distributed Representations by Context-Dependent Thinning. Neural Computation. 2001. </text:span></text:p>
      <text:p text:style-name="P16"><text:span text:style-name="T14">·</text:span><text:span text:style-name="T12"> <text:s text:c="5"/></text:span><text:span text:style-name="T14">D. Aerts and M. Czachor and B. De Moor. Geometric Analogue of Holographic Reduced Representation Journal of Mathematical Psychology. 2009</text:span></text:p>
      <text:p text:style-name="P16"><text:span text:style-name="T14">·</text:span><text:span text:style-name="T12"> <text:s text:c="5"/></text:span><text:span text:style-name="T14">S. I. Gallant and T. W. Okaywe. Representing Objects, Relations, and Sequences. Neural Computation. 2013</text:span></text:p>
      <text:p text:style-name="P16"><text:span text:style-name="T14">·</text:span><text:span text:style-name="T12"> <text:s text:c="5"/></text:span><text:span text:style-name="T14">M. Laiho and J. H. Poikonen and P. Kanerva and E. Lehtonen. High-Dimensional Computing with Sparse Vectors. IEEE Biomedical Circuits and Systems Conference (BioCAS). 2015.</text:span></text:p>
      <text:p text:style-name="P16"><text:span text:style-name="T14">·</text:span><text:span text:style-name="T12"> <text:s text:c="5"/></text:span><text:span text:style-name="T14">K. Schlegel and P. Neubert and P. Protzel. A Comparison of Vector Symbolic Architectures. arXiv:2001.11797. 2020.</text:span></text:p>
      <text:p text:style-name="P7"><text:span text:style-name="T15"><text:s/></text:span></text:p>
      <text:p text:style-name="P7"><text:span text:style-name="T3">Possible exercise: implement the basic operations in, e.g., FHRR and HRR HD/VSA models</text:span></text:p>
      <text:p text:style-name="P7"/>
      <text:p text:style-name="P9"/>
      <text:p text:style-name="P32"><text:bookmark text:name="_rjtmk7ug438"/><text:span text:style-name="T8">3.</text:span><text:span text:style-name="T10"> <text:s text:c="4"/></text:span><text:span text:style-name="T8">Semantic vectors</text:span></text:p>
      <text:p text:style-name="P7"><text:soft-page-break/>Who might take care of this module: <text:span text:style-name="T6">Ryan</text:span></text:p>
      <text:p text:style-name="P6"/>
      <text:p text:style-name="P19"><text:span text:style-name="T15">Motivation: word embedding with HD/VSAs was for a long time the flagman real-world use-case.</text:span></text:p>
      <text:p text:style-name="P21"><text:span text:style-name="T17">Possible readings:</text:span></text:p>
      <text:p text:style-name="P24"><text:span text:style-name="T14">·</text:span><text:span text:style-name="T12"> <text:s text:c="7"/></text:span><text:span text:style-name="T14">P. Kanerva and J. Kristoferson and A. Holst. Random Indexing of Text Samples for Latent Semantic Analysis. Annual Meeting of the Cognitive Science Society (CogSci). 2000</text:span></text:p>
      <text:p text:style-name="P24"><text:span text:style-name="T14">·</text:span><text:span text:style-name="T12"> <text:s text:c="7"/></text:span><text:span text:style-name="T14">J. Karlgren and M. Sahlgren. From Words to Understanding. The Foundations of Real-World Intelligence. 2001.</text:span></text:p>
      <text:p text:style-name="P24"><text:span text:style-name="T14">·</text:span><text:span text:style-name="T12"> <text:s text:c="7"/></text:span><text:span text:style-name="T14">M. Sahlgren. An Introduction to Random Indexing. International Conference on Terminology and Knowledge Engineering (TKE). 2005</text:span></text:p>
      <text:p text:style-name="P24"><text:span text:style-name="T14">·</text:span><text:span text:style-name="T12"> <text:s text:c="7"/></text:span><text:span text:style-name="T14">M. N. Jones and D. J. K. Mewhort. Representing Word Meaning and Order Information in a Composite Holographic Lexicon. Psychological Review. 2007</text:span></text:p>
      <text:p text:style-name="P24"><text:span text:style-name="T14">·</text:span><text:span text:style-name="T12"> <text:s text:c="7"/></text:span><text:span text:style-name="T14">M. Sahlgren and A. Holst and P. Kanerva. Permutations as a Means to Encode Order in Word Space. Annual Meeting of the Cognitive Science Society (CogSci). 2008</text:span></text:p>
      <text:p text:style-name="P24"><text:span text:style-name="T14">·</text:span><text:span text:style-name="T12"> <text:s text:c="7"/></text:span><text:span text:style-name="T14">G. Recchia and M. Sahlgren and P. Kanerva and M. N. Jones. Encoding Sequential Information in Semantic Space Models: Comparing Holographic Reduced Representation and Random Permutation. Computational Intelligence and Neuroscience. 2015</text:span></text:p>
      <text:p text:style-name="P24"><text:span text:style-name="T14">·</text:span><text:span text:style-name="T12"> <text:s text:c="7"/></text:span><text:span text:style-name="T14">P. Sutor and D. Summers-Stay and Y. Aloimonos. A Computational Theory for Life-long Learning of Semantics. International Conference on Artificial General Intelligence (AGI). 2018. </text:span></text:p>
      <text:p text:style-name="P7"><text:span text:style-name="T15"><text:s/></text:span></text:p>
      <text:p text:style-name="P7"><text:span text:style-name="T3">Possible exercise: implement Random indexing with permutations and test of TOEFL</text:span></text:p>
      <text:p text:style-name="P9"/>
      <text:p text:style-name="P32"><text:bookmark text:name="_wnw4y8rd9tnc"/><text:span text:style-name="T8">4.</text:span><text:span text:style-name="T10"> <text:s text:c="4"/></text:span><text:span text:style-name="T8">Representation and manipulation of data structures</text:span></text:p>
      <text:p text:style-name="P7">Who might take care of this module: <text:span text:style-name="T6">Denis</text:span></text:p>
      <text:p text:style-name="P20"/>
      <text:p text:style-name="P19"><text:span text:style-name="T15">Motivation: to be specified.</text:span></text:p>
      <text:p text:style-name="P21"><text:span text:style-name="T15">Possible readings:</text:span></text:p>
      <text:p text:style-name="P16"><text:span text:style-name="T14">·</text:span><text:span text:style-name="T12"> <text:s text:c="5"/></text:span><text:span text:style-name="T14">B. H. Bloom. Space/Time Trade-offs in Hash Coding with Allowable Errors. Communications of the ACM. 1970.</text:span></text:p>
      <text:p text:style-name="P16"><text:span text:style-name="T14">·</text:span><text:span text:style-name="T12"> <text:s text:c="5"/></text:span><text:span text:style-name="T14">D. A. Rachkovskij. Representation and Processing of Structures with Binary Sparse Distributed Codes. IEEE Transactions on Knowledge and Data Engineering. 2001.</text:span></text:p>
      <text:p text:style-name="P16"><text:soft-page-break/><text:span text:style-name="T14">·</text:span><text:span text:style-name="T12"> <text:s text:c="5"/></text:span><text:span text:style-name="T14">P. Kanerva. Hyperdimensional Computing: An Introduction to Computing in Distributed Representation with High-Dimensional Random Vectors. Cognitive Computation. 2009.</text:span></text:p>
      <text:p text:style-name="P16"><text:span text:style-name="T14">·</text:span><text:span text:style-name="T12"> <text:s text:c="5"/></text:span><text:span text:style-name="T14">R. W. Gayler and S. D. Levy. A Distributed Basis for Analogical Mapping: New frontiers in Analogy Research. New frontiers in Analogy Research, Second International Conference on the Analogy (ANALOGY). 2009</text:span></text:p>
      <text:p text:style-name="P16"><text:span text:style-name="T14">·</text:span><text:span text:style-name="T12"> <text:s text:c="5"/></text:span><text:span text:style-name="T14">Joshi and J. T. Halseth and P. Kanerva. Language Geometry Using Random Indexing. Quantum Interaction (QI). 2016.</text:span></text:p>
      <text:p text:style-name="P16"><text:span text:style-name="T14">·</text:span><text:span text:style-name="T12"> <text:s text:c="5"/></text:span><text:span text:style-name="T14">T. Yerxa and A. Anderson and E. Weiss. The Hyperdimensional Stack Machine. Cognitive Computing. 2018.</text:span></text:p>
      <text:p text:style-name="P10"/>
      <text:p text:style-name="P7"><text:span text:style-name="T3">Possible exercise: implement several data structures </text:span></text:p>
      <text:p text:style-name="P7"><text:span text:style-name="T15"><text:s/></text:span></text:p>
      <text:p text:style-name="P9"/>
      <text:p text:style-name="P9"/>
      <text:p text:style-name="P9"/>
      <text:p text:style-name="P33"><text:bookmark text:name="_n8cqjjav4lws"/><text:span text:style-name="T8">5.</text:span><text:span text:style-name="T10"> <text:s text:c="4"/></text:span><text:span text:style-name="T8">Connections to information theory</text:span></text:p>
      <text:p text:style-name="P20"/>
      <text:p text:style-name="P7">Who might take care of this module: <text:span text:style-name="T6">Fritz</text:span></text:p>
      <text:p text:style-name="P20"/>
      <text:p text:style-name="P19"><text:span text:style-name="T15">Motivation: it is a very frequent question: What is the information capacity of distributed representations used in HD/VSAs? </text:span></text:p>
      <text:p text:style-name="P21"><text:span text:style-name="T15">Possible readings:</text:span></text:p>
      <text:p text:style-name="P16">·<text:span text:style-name="T10"> <text:s text:c="5"/></text:span>T. A. Plate. Holographic Reduced Representations: Distributed Representation for Cognitive Structures. Stanford: Center for the Study of Language and Information (CSLI). 2003.</text:p>
      <text:p text:style-name="P16">·<text:span text:style-name="T10"> <text:s text:c="5"/></text:span>S. I. Gallant and T. W. Okaywe. Representing Objects, Relations, and Sequences. Neural Computation. 2013.</text:p>
      <text:p text:style-name="P16">·<text:span text:style-name="T10"> <text:s text:c="5"/></text:span>E. P. Frady and D. Kleyko and F. T. Sommer. A Theory of Sequence Indexing and Working Memory in Recurrent Neural Networks. Neural Computation. 2018.</text:p>
      <text:p text:style-name="P16">·<text:span text:style-name="T10"> <text:s text:c="5"/></text:span>K. Schlegel and P. Neubert and P. Protzel. A Comparison of Vector Symbolic Architectures. arXiv:2001.11797. 2020.</text:p>
      <text:p text:style-name="P16">·<text:span text:style-name="T10"> <text:s text:c="5"/></text:span>F. Mirus and T. C. Stewart and J. Conradt. Analyzing the Capacity of Distributed Vector Representations to Encode Spatial Information. International Joint Conference on Neural Networks (IJCNN). 2020.</text:p>
      <text:p text:style-name="P16"><text:soft-page-break/>·<text:span text:style-name="T10"> <text:s text:c="5"/></text:span>D. Kleyko and A. Rosato and E. P. Frady and M. Panella and F. T. Sommer. Perceptron Theory for Predicting the Accuracy of Neural Networks. arXiv:2012.07881. 2020.</text:p>
      <text:p text:style-name="P16">·<text:span text:style-name="T10"> <text:s text:c="5"/></text:span>Thomas and S. Dasgupta and T. Rosing. Theoretical Foundations of Hyperdimensional Computing. arXiv:2010.07426. 2020.</text:p>
      <text:p text:style-name="P7"><text:span text:style-name="T15"><text:s/></text:span><text:span text:style-name="T1">Possible exercise: experiment with p_{corr} and predict sequence recall accuracy</text:span></text:p>
      <text:p text:style-name="P32"><text:bookmark text:name="_mwlpm6arrb8k"/><text:span text:style-name="T8">6.</text:span><text:span text:style-name="T10"> <text:s text:c="4"/></text:span><text:span text:style-name="T8">Analogical reasoning</text:span></text:p>
      <text:p text:style-name="P7">Who might take care of this module: <text:span text:style-name="T6">Ross</text:span></text:p>
      <text:p text:style-name="P20"/>
      <text:p text:style-name="P19"><text:span text:style-name="T15">Motivation: Analogy as an example of what might be a use-case that fully exploits the unique features of VSA/HD, and why/how.</text:span></text:p>
      <text:p text:style-name="P20"/>
      <text:p text:style-name="P21"><text:span text:style-name="T15">Focus paper: <text:tab/> <text:tab/> <text:tab/> <text:tab/> <text:tab/> <text:tab/></text:span></text:p>
      <table:table table:name="Table2" table:style-name="Table2">
        <table:table-column table:style-name="Table2.A"/>
        <table:table-row table:style-name="Table2.1">
          <table:table-cell table:style-name="Table2.A1" office:value-type="string">
            <text:p text:style-name="P25"><text:span text:style-name="T15">R. W. Gayler and S. D. Levy. A Distributed Basis for Analogical Mapping. New Frontiers in Analogy Research, Proceedings of the Second International Conference on Analogy, ANALOGY-2009. 2009.</text:span></text:p>
            <text:p text:style-name="P25"><text:a xlink:type="simple" xlink:href="https://citeseerx.ist.psu.edu/viewdoc/summary?doi=10.1.1.324.4736" text:style-name="ListLabel_20_1" text:visited-style-name="ListLabel_20_1"><text:span text:style-name="T21">https://citeseerx.ist.psu.edu/viewdoc/summary?doi=10.1.1.324.4736</text:span></text:a></text:p>
            <text:p text:style-name="P26"/>
            <text:p text:style-name="P25"><text:span text:style-name="T15">Further recommended reading: (The brief summaries are probably helpful)</text:span></text:p>
            <text:p text:style-name="P26"/>
            <text:p text:style-name="P25"><text:span text:style-name="T15">M. Blokpoel, T. Wareham, P. Haselager, and I. van Rooij. Deep Analogical Inference as the Origin of Hypotheses. The Journal of Problem Solving. 2018.</text:span></text:p>
            <text:p text:style-name="P25"><text:a xlink:type="simple" xlink:href="https://docs.lib.purdue.edu/jps/vol11/iss1/3/" text:style-name="ListLabel_20_1" text:visited-style-name="ListLabel_20_1"><text:span text:style-name="T21">https://docs.lib.purdue.edu/jps/vol11/iss1/3/</text:span></text:a></text:p>
            <text:p text:style-name="P25"><text:span text:style-name="T15">(Claim for analogy as the basis of Inference to the Best Explanation)</text:span></text:p>
            <text:p text:style-name="P26"/>
            <text:p text:style-name="P25"><text:span text:style-name="T15">R. W. Gayler and R. Wales. Connections, Binding, Unification and Analogical Promiscuity. Advances In Analogy Research: Integration Of Theory And Data From The Cognitive, Computational, And Neural Sciences. 1998.</text:span></text:p>
            <text:p text:style-name="P25"><text:a xlink:type="simple" xlink:href="https://www.researchgate.net/publication/215991875_Connections_Binding_Unification_and_Analogical_Promiscuity" text:style-name="ListLabel_20_1" text:visited-style-name="ListLabel_20_1"><text:span text:style-name="T21">https://www.researchgate.net/publication/215991875_Connections_Binding_Unification_and_Analogical_Promiscuity</text:span></text:a></text:p>
            <text:p text:style-name="P25"><text:span text:style-name="T15">(Claim that analogy is at the core of cognition, following from system design decisions that follow VSA principles)</text:span></text:p>
            <text:p text:style-name="P26"/>
            <text:p text:style-name="P25"><text:span text:style-name="T15">D. J. Chalmers, R. M. French, and D. R. Hofstadter. High-level perception, representation, and analogy: A critique of artificial intelligence methodology. Journal of Experimental &amp; Theoretical Artificial Intelligence. 1992.</text:span></text:p>
            <text:p text:style-name="P25"><text:a xlink:type="simple" xlink:href="https://citeseerx.ist.psu.edu/viewdoc/summary?doi=10.1.1.95.4008" text:style-name="ListLabel_20_1" text:visited-style-name="ListLabel_20_1"><text:span text:style-name="T21">https://citeseerx.ist.psu.edu/viewdoc/summary?doi=10.1.1.95.4008</text:span></text:a></text:p>
            <text:p text:style-name="P25"><text:span text:style-name="T15">(Claim for perceptual representations to be context sensitive and constructed on the fly via analogical mechanisms)</text:span></text:p>
            <text:p text:style-name="P26"/>
            <text:p text:style-name="P25"><text:span text:style-name="T15">H. Gust, U. Krumnack, K.-U. Kühnberger, and A. Schwering. Analogical Reasoning: A Core of Cognition. KI - Künstliche Intelligenz. 2008.</text:span></text:p>
            <text:p text:style-name="P25"><text:a xlink:type="simple" xlink:href="https://portal.ikw.uni-osnabrueck.de/~ai/analogies/analogies/publications/gust_KIThemenheft.pdf" text:style-name="ListLabel_20_1" text:visited-style-name="ListLabel_20_1"><text:span text:style-name="T21">https://portal.ikw.uni-osnabrueck.de/~ai/analogies/analogies/publications/gust_KIThemenheft.pdf</text:span></text:a></text:p>
            <text:p text:style-name="P25"><text:span text:style-name="T15">(Claim that analogy is at the core of cognition and a more “traditional” brief review of analogy)</text:span></text:p>
            <text:p text:style-name="P26"/>
            <text:p text:style-name="P25"><text:span text:style-name="T15">D. R. Hofstadter. Analogy as the core of cognition. Stanford Presidential Lecture. 2006.</text:span></text:p>
            <text:p text:style-name="P25"><text:a xlink:type="simple" xlink:href="https://www.youtube.com/watch?v=XQjBGT3Cq1k" text:style-name="ListLabel_20_1" text:visited-style-name="ListLabel_20_1"><text:span text:style-name="T21">https://www.youtube.com/watch?v=XQjBGT3Cq1k</text:span></text:a></text:p>
            <text:p text:style-name="P25"><text:span text:style-name="T15">(Another claim that analogy is at the core of cognition - a really entertaining lecture)</text:span></text:p>
            <text:p text:style-name="P26"/>
            <text:p text:style-name="P25"><text:span text:style-name="T15">T. A. Plate. Analogy retrieval and processing with distributed vector representations. Expert Systems. 2000.</text:span></text:p>
            <text:p text:style-name="P25"><text:a xlink:type="simple" xlink:href="https://citeseerx.ist.psu.edu/viewdoc/summary?doi=10.1.1.20.7332" text:style-name="ListLabel_20_1" text:visited-style-name="ListLabel_20_1"><text:span text:style-name="T21">https://citeseerx.ist.psu.edu/viewdoc/summary?doi=10.1.1.20.7332</text:span></text:a></text:p>
            <text:p text:style-name="P25"><text:span text:style-name="T15">(Structural similarity of hand-crafted static VSA representations)</text:span></text:p>
            <text:p text:style-name="P26"/>
            <text:p text:style-name="P25"><text:span text:style-name="T15">T. A. Plate. Distributed Representations and Nested Compositional Structure.</text:span></text:p>
            <text:p text:style-name="P25"><text:span text:style-name="T15">PhD Thesis. University of Toronto. 1994.</text:span></text:p>
            <text:p text:style-name="P25"><text:a xlink:type="simple" xlink:href="https://citeseerx.ist.psu.edu/viewdoc/summary?doi=10.1.1.48.5527" text:style-name="ListLabel_20_1" text:visited-style-name="ListLabel_20_1"><text:span text:style-name="T21">https://citeseerx.ist.psu.edu/viewdoc/summary?doi=10.1.1.48.5527</text:span></text:a></text:p>
            <text:p text:style-name="P25"><text:span text:style-name="T15">(The previous paper is derived from Plate’s Chapter 6)</text:span></text:p>
            <text:p text:style-name="P26"/>
            <text:p text:style-name="P25"><text:span text:style-name="T15">T. Mikolov, W. Yih, and G. Zweig. Linguistic Regularities in Continuous Space Word Representations. Proceedings of NAACL-HLT 2013, 2013.</text:span></text:p>
            <text:p text:style-name="P25"><text:a xlink:type="simple" xlink:href="https://citeseerx.ist.psu.edu/viewdoc/summary?doi=10.1.1.353.6683" text:style-name="ListLabel_20_1" text:visited-style-name="ListLabel_20_1"><text:span text:style-name="T21">https://citeseerx.ist.psu.edu/viewdoc/summary?doi=10.1.1.353.6683</text:span></text:a></text:p>
            <text:p text:style-name="P25"><text:span text:style-name="T15">(Claim that semantic vectors show analogy relations)</text:span></text:p>
            <text:p text:style-name="P26"/>
            <text:p text:style-name="P25"><text:span text:style-name="T15">A. Rogers, A. Drozd, and L. Bofang. The (too Many) Problems of Analogical Reasoning with Word Vectors. Proceedings of the 6th Joint Conference on Lexical and Computational Semantics (*SEM 2017). 2017</text:span></text:p>
            <text:p text:style-name="P25"><text:a xlink:type="simple" xlink:href="https://aclanthology.org/S17-1017/" text:style-name="ListLabel_20_1" text:visited-style-name="ListLabel_20_1"><text:span text:style-name="T21">https://aclanthology.org/S17-1017/</text:span></text:a></text:p>
            <text:p text:style-name="P25"><text:span text:style-name="T15">(Disputes the claim of the previous paper)</text:span></text:p>
            <text:p text:style-name="P26"/>
            <text:p text:style-name="P25"><text:span text:style-name="T15">P. Kanerva. What We Mean when We Say "What's the Dollar of Mexico?": Prototypes and Mapping in Concept Space. Quantum Informatics 2010: AAAI-Fall 2010 Symposium on Quantum Informatics for Cognitive, Social, and Semantic Processes.. 2010.</text:span></text:p>
            <text:p text:style-name="P25"><text:a xlink:type="simple" xlink:href="https://redwood.berkeley.edu/wp-content/uploads/2020/05/kanerva2010what.pdf" text:style-name="ListLabel_20_1" text:visited-style-name="ListLabel_20_1"><text:span text:style-name="T21">https://redwood.berkeley.edu/wp-content/uploads/2020/05/kanerva2010what.pdf</text:span></text:a></text:p>
            <text:p text:style-name="P25"><text:span text:style-name="T15">(Analogical mapping by hand-crafted VSA substitution operator)</text:span></text:p>
            <text:p text:style-name="P26"/>
            <text:p text:style-name="P25"><text:span text:style-name="T15">P. Kanerva. Large Patterns Make Great Symbols: An Example of Learning from Example. Hybrid Neural Systems. 2000.</text:span></text:p>
            <text:p text:style-name="P25"><text:a xlink:type="simple" xlink:href="https://citeseerx.ist.psu.edu/viewdoc/summary?doi=10.1.1.53.2037" text:style-name="ListLabel_20_1" text:visited-style-name="ListLabel_20_1"><text:span text:style-name="T21">https://citeseerx.ist.psu.edu/viewdoc/summary?doi=10.1.1.53.2037</text:span></text:a></text:p>
            <text:p text:style-name="P25"><text:span text:style-name="T15">(Learning VSA substitution operators from examples)</text:span></text:p>
            <text:p text:style-name="P26"/>
            <text:p text:style-name="P25"><text:span text:style-name="T15">B. Emruli, R. W. Gayler, and F. Sandin. Analogical mapping and inference with binary spatter codes and sparse distributed memory. The 2013 International Joint Conference on Neural Networks (IJCNN). 2013.</text:span></text:p>
            <text:p text:style-name="P25"><text:a xlink:type="simple" xlink:href="https://ltu.diva-portal.org/smash/get/diva2:1014251/FULLTEXT01" text:style-name="ListLabel_20_1" text:visited-style-name="ListLabel_20_1"><text:span text:style-name="T21">https://ltu.diva-portal.org/smash/get/diva2:1014251/FULLTEXT01</text:span></text:a></text:p>
            <text:p text:style-name="P25"><text:span text:style-name="T15">(Analogical mapping by VSA substitution operators accumulated in a</text:span></text:p>
            <text:p text:style-name="P25"><text:span text:style-name="T15">memory)</text:span></text:p>
            <text:p text:style-name="P26"/>
            <text:p text:style-name="P25"><text:span text:style-name="T15">B. Emruli and F. Sandin. Analogical Mapping with Sparse Distributed Memory: A Simple Model that Learns to Generalize from Examples. Cognitive Computation. 2014.</text:span></text:p>
            <text:p text:style-name="P25"><text:a xlink:type="simple" xlink:href="https://citeseerx.ist.psu.edu/viewdoc/summary?doi=10.1.1.1075.7989" text:style-name="ListLabel_20_1" text:visited-style-name="ListLabel_20_1"><text:span text:style-name="T21">https://citeseerx.ist.psu.edu/viewdoc/summary?doi=10.1.1.1075.7989</text:span></text:a></text:p>
            <text:p text:style-name="P25"><text:span text:style-name="T15">(Expanded version of previous paper)</text:span></text:p>
            <text:p text:style-name="P26"/>
            <text:p text:style-name="P25"><text:span text:style-name="T15">S. D. Levy and R. W. Gayler. "Lateral inhibition" in a fully distributed connectionist architecture. In Proceedings of the Ninth International Conference on Cognitive Modeling (ICCM 2009). 2009</text:span></text:p>
            <text:p text:style-name="P25"><text:a xlink:type="simple" xlink:href="https://www.academia.edu/182937" text:style-name="ListLabel_20_1" text:visited-style-name="ListLabel_20_1"><text:span text:style-name="T21">https://www.academia.edu/182937</text:span></text:a></text:p>
            <text:p text:style-name="P25"><text:span text:style-name="T15">(Interpretation of the multiset-intersection component of the focus paper as implementing lateral inhibition)</text:span></text:p>
            <text:p text:style-name="P26"/>
          </table:table-cell>
        </table:table-row>
      </table:table>
      <text:p text:style-name="P22"/>
      <text:p text:style-name="P21"><text:span text:style-name="T18">Not these readings, thanks.</text:span></text:p>
      <text:p text:style-name="P21"><text:span text:style-name="T19">Possible readings:</text:span></text:p>
      <text:p text:style-name="P16"><text:span text:style-name="T22">·</text:span><text:span text:style-name="T13"> <text:s text:c="5"/></text:span><text:span text:style-name="T22">P. Kanerva. Large Patterns Make Great Symbols: An example of Learning from Example. International Workshop on Hybrid Neural Systems. 2000. </text:span></text:p>
      <text:p text:style-name="P16"><text:span text:style-name="T22">·</text:span><text:span text:style-name="T13"> <text:s text:c="5"/></text:span><text:span text:style-name="T22">D. A. Rachkovskij. Representation and Processing of Structures with Binary Sparse Distributed Codes. IEEE Transactions on Knowledge and Data Engineering. 2001.</text:span></text:p>
      <text:p text:style-name="P16"><text:span text:style-name="T22">·</text:span><text:span text:style-name="T13"> <text:s text:c="5"/></text:span><text:span text:style-name="T22">T. A. Plate. Holographic Reduced Representations: Distributed Representation for Cognitive Structures. Stanford: Center for the Study of Language and Information (CSLI). 2003. </text:span></text:p>
      <text:p text:style-name="P16"><text:span text:style-name="T22">·</text:span><text:span text:style-name="T13"> <text:s text:c="5"/></text:span><text:span text:style-name="T22">D. A. Rachkovskij. Some Approaches to Analogical Mapping with Structure Sensitive Distributed Representations. Journal of Experimental and Theoretical Artificial Intelligence. 2004.</text:span></text:p>
      <text:p text:style-name="P16"><text:span text:style-name="T22">·</text:span><text:span text:style-name="T13"> <text:s text:c="5"/></text:span><text:span text:style-name="T22">R. W. Gayler and S. D. Levy. A Distributed Basis for Analogical Mapping: New frontiers in Analogy Research. New frontiers in Analogy Research, Second International Conference on the Analogy (ANALOGY). 2009.</text:span></text:p>
      <text:p text:style-name="P16"><text:span text:style-name="T22">·</text:span><text:span text:style-name="T13"> <text:s text:c="5"/></text:span><text:span text:style-name="T22">P. Kanerva. What We Mean When We Say ''What's the Dollar of Mexico?'': Prototypes and Mapping in Concept Space. AAAI Fall Symposium. Quantum Informatics for Cognitive, Social, and Semantic Processes. 2010. </text:span></text:p>
      <text:p text:style-name="P16"><text:span text:style-name="T22">·</text:span><text:span text:style-name="T13"> <text:s text:c="5"/></text:span><text:span text:style-name="T22">D. A. Rachkovskij and S. V. Slipchenko. Similarity-based Retrieval with Structure-Sensitive Sparse Binary Distributed Representations. Computational Intelligence. 2012.</text:span></text:p>
      <text:p text:style-name="P16"><text:span text:style-name="T22">·</text:span><text:span text:style-name="T13"> <text:s text:c="5"/></text:span><text:span text:style-name="T22">B. Emruli and R. W. Gayler and F. Sandin. Analogical Mapping and Inference with Binary Spatter Codes and Sparse Distributed Memory. International Joint Conference on Neural Networks (IJCNN). 2013.</text:span></text:p>
      <text:p text:style-name="P16"><text:soft-page-break/><text:span text:style-name="T22">·</text:span><text:span text:style-name="T13"> <text:s text:c="5"/></text:span><text:span text:style-name="T22">D. Rasmussen and C. Eliasmith. A Spiking Neural Model Applied to the Study of Human Performance and Cognitive Decline on Raven's Advanced Progressive Matrices. Intelligence. 2014.</text:span></text:p>
      <text:p text:style-name="P16"><text:span text:style-name="T22">·</text:span><text:span text:style-name="T13"> <text:s text:c="5"/></text:span><text:span text:style-name="T22">D. Kleyko and E. Osipov and R. W. Gayler and A. I. Khan and A. G. Dyer. Imitation of Honey Bees' Concept Learning Processes using Vector Symbolic Architectures. Biologically Inspired Cognitive Architectures. 2015.</text:span></text:p>
      <text:p text:style-name="P16"><text:span text:style-name="T22">·</text:span><text:span text:style-name="T13"> <text:s text:c="5"/></text:span><text:span text:style-name="T22">S. D. Levy and R. W. Gayler. Vector Symbolic Architectures: A New Building Material for Artificial General Intelligence. Artificial General Intelligence (AGI). 2008.</text:span></text:p>
      <text:p text:style-name="P16"><text:span text:style-name="T22">·</text:span><text:span text:style-name="T13"> <text:s text:c="5"/></text:span><text:span text:style-name="T22">D. A. Rachkovskij and E. M. Kussul and T. N. Baidyk. Building a World Model with Structure-sensitive Sparse Binary Distributed Representations. Biologically Inspired Cognitive Architectures. 2013.</text:span></text:p>
      <text:p text:style-name="P16"><text:span text:style-name="T22">·</text:span><text:span text:style-name="T13"> <text:s text:c="5"/></text:span><text:span text:style-name="T22">C. Eliasmith. How to Build a Brain: A Neural Architecture for Biological Cognition. Oxford University Press. 2013.</text:span></text:p>
      <text:p text:style-name="P16"><text:span text:style-name="T22">·</text:span><text:span text:style-name="T13"> <text:s text:c="5"/></text:span><text:span text:style-name="T22">Add NTM paper</text:span></text:p>
      <text:p text:style-name="P7"><text:span text:style-name="T15"><text:s/></text:span></text:p>
      <text:p text:style-name="P7"><text:span text:style-name="T1">Possible exercise: Replicate results from Plate’s thesis</text:span></text:p>
      <text:p text:style-name="P9"/>
      <text:p text:style-name="P32"><text:bookmark text:name="_e7cn3xvicwlr"/><text:span text:style-name="T8">7.</text:span><text:span text:style-name="T10"> <text:s/></text:span><text:span text:style-name="T8">Resonator networks</text:span></text:p>
      <text:p text:style-name="P7">Who might take care of this module: <text:span text:style-name="T6">Paxon</text:span></text:p>
      <text:p text:style-name="P20"/>
      <text:p text:style-name="P20"/>
      <text:p text:style-name="P19"><text:span text:style-name="T15">Motivation: factorization is an important problem both in nature and in engineering.</text:span></text:p>
      <text:p text:style-name="P19"><text:span text:style-name="T15">Possible readings:</text:span></text:p>
      <text:p text:style-name="P27">·<text:span text:style-name="T10"> <text:s text:c="5"/></text:span>E. P. Frady and S. Kent and B. A. Olshausen and F. T. Sommer. Resonator Networks, 1: An Efficient Solution for Factoring High-Dimensional, Distributed Representations of Data Structures. Neural Computation. 2020.</text:p>
      <text:p text:style-name="P27">·<text:span text:style-name="T10"> <text:s text:c="5"/></text:span>S. Kent and E. P. Frady and F. T. Sommer and B. A. Olshausen. Resonator Networks, 2: Factorization Performance and Capacity Compared to Optimization-Based Methods. Neural Computation. 2020</text:p>
      <text:p text:style-name="P27">·<text:span text:style-name="T10"> <text:s text:c="5"/></text:span>E. P. Frady and S. Kent and P. Kanerva and B. A. Olshausen and F. T. Sommer. Cognitive Neural Systems for Disentangling Compositions. Cognitive Computing. 2018.</text:p>
      <text:p text:style-name="P27"/>
      <text:p text:style-name="P9"/>
      <text:p text:style-name="P32"><text:bookmark text:name="_4woftwpjq8w8"/><text:span text:style-name="T8">8.</text:span><text:span text:style-name="T10"> <text:s text:c="4"/></text:span><text:span text:style-name="T8">Locality-preserving encodings for representing continuous values and functions</text:span></text:p>
      <text:p text:style-name="P7"><text:soft-page-break/>Who might take care of this module: <text:span text:style-name="T6">Chris</text:span></text:p>
      <text:p text:style-name="P20"/>
      <text:p text:style-name="P20"/>
      <text:p text:style-name="P19"><text:span text:style-name="T15">Motivation: this is a necessary mechanism to work with data, which requires to preserve similarity and is heavily used when HD/VSAs are applied to machine learning problems.</text:span></text:p>
      <text:p text:style-name="P21"><text:span text:style-name="T15">Possible readings:</text:span></text:p>
      <text:p text:style-name="P27">·<text:span text:style-name="T10"> <text:s text:c="5"/></text:span>D. Smith and P. Stanford. A Random Walk in Hamming Space. International Joint Conference on Neural Networks (IJCNN). 1990.</text:p>
      <text:p text:style-name="P27">·<text:span text:style-name="T10"> <text:s text:c="5"/></text:span>D. A. Rachkovskij and S. V. Slipchenko and E. M. Kussul and T. N. Baidyk. Sparse Binary Distributed Encoding of Scalars. Journal of Automation and Information Sciences. 2005</text:p>
      <text:p text:style-name="P27">·<text:span text:style-name="T10"> <text:s text:c="5"/></text:span>O. Räsänen. Generating Hyperdimensional Distributed Representations from Continuous Valued Multivariate Sensory Input. Annual Meeting of the Cognitive Science Society (CogSci). 2015</text:p>
      <text:p text:style-name="P27">·<text:span text:style-name="T10"> <text:s text:c="5"/></text:span>S. Purdy. Encoding Data for HTM Systems. arXiv:1602.05925. 2016.</text:p>
      <text:p text:style-name="P27">·<text:span text:style-name="T10"> <text:s text:c="5"/></text:span>Thomas and S. Dasgupta and T. Rosing. Theoretical Foundations of Hyperdimensional Computing. arXiv:2010.07426. 2020.</text:p>
      <text:p text:style-name="P27">·<text:span text:style-name="T11"> <text:s text:c="5"/></text:span><text:span text:style-name="T23">FVSA paper</text:span></text:p>
      <text:p text:style-name="P27"/>
      <text:p text:style-name="P27"/>
      <text:p text:style-name="P7"><text:span text:style-name="T15"><text:s/></text:span></text:p>
      <text:p text:style-name="P32"><text:bookmark text:name="_to0ql4vlcq8d"/><text:span text:style-name="T8">9.</text:span><text:span text:style-name="T10"> <text:s text:c="4"/></text:span><text:span text:style-name="T8">Solving classification problems</text:span></text:p>
      <text:p text:style-name="P7">Who might take care of this module: <text:span text:style-name="T20">Laura can help</text:span></text:p>
      <text:p text:style-name="P20"/>
      <text:p text:style-name="P20"/>
      <text:p text:style-name="P19"><text:span text:style-name="T15">Motivation: over the recent years classification became an important application area of HD/VSAs.</text:span></text:p>
      <text:p text:style-name="P21"><text:span text:style-name="T15">Possible readings:</text:span></text:p>
      <text:p text:style-name="P16">·<text:span text:style-name="T10"> <text:s text:c="5"/></text:span>Joshi and J. T. Halseth and P. Kanerva. Language Geometry Using Random Indexing. Quantum Interaction (QI). 2016.</text:p>
      <text:p text:style-name="P16"><text:soft-page-break/>·<text:span text:style-name="T10"> <text:s text:c="5"/></text:span>Rahimi and S. Benatti and P. Kanerva and L. Benini and J. M. Rabaey. Hyperdimensional Biosignal Processing: A Case Study for EMG-based Hand Gesture Recognition. IEEE International Conference on Rebooting Computing (ICRC). 2016.</text:p>
      <text:p text:style-name="P16">·<text:span text:style-name="T10"> <text:s text:c="5"/></text:span>D. Kleyko and A. Rahimi and D. A. Rachkovskij and E. Osipov and J. M. Rabaey. Classification and Recall with Binary Hyperdimensional Computing: Tradeoffs in Choice of Density and Mapping Characteristic. IEEE Transactions on Neural Networks and Learning Systems. 2018.</text:p>
      <text:p text:style-name="P16">·<text:span text:style-name="T10"> <text:s text:c="5"/></text:span>Rahimi and P. Kanerva and L. Benini and J. M. Rabaey. Efficient Biosignal Processing Using Hyperdimensional Computing: Network Templates for Combined Learning and Classification of ExG Signals. Proceedings of the IEEE. 2019.</text:p>
      <text:p text:style-name="P16">·<text:span text:style-name="T10"> <text:s text:c="5"/></text:span>L. Ge and K. K. Parhi. Classification using Hyperdi- mensional Computing: A Review. IEEE Circuits and Systems Magazine, 2020.</text:p>
      <text:p text:style-name="P16"/>
      <text:p text:style-name="P27"/>
      <text:p text:style-name="P7"><text:span text:style-name="T15"><text:s/></text:span></text:p>
      <text:p text:style-name="P32"><text:bookmark text:name="_38f8k4q6lzwn"/><text:span text:style-name="T8">10.</text:span><text:span text:style-name="T10"> <text:s/></text:span><text:span text:style-name="T8">VSAs and neural networks</text:span></text:p>
      <text:p text:style-name="P7">Who might take care of this module: <text:span text:style-name="T6">Denis</text:span></text:p>
      <text:p text:style-name="P22"/>
      <text:p text:style-name="P21"><text:span text:style-name="T15">Motivation: very often VSAs and neural networks are considered as counter-parts but in fact there are a lot of possibilities for combining the two together. </text:span></text:p>
      <text:p text:style-name="P21"><text:span text:style-name="T15">Possible readings:</text:span></text:p>
      <text:p text:style-name="P28">·<text:span text:style-name="T10"> <text:s text:c="4"/></text:span>B. Cheung and A. Terekhov and Y. Chen and P. Agrawal and B. Olshausen. Superposition of Many Models into One. Advances in Neural Information Processing Systems (NeurIPS). 2019.</text:p>
      <text:p text:style-name="P27">·<text:span text:style-name="T10"> <text:s text:c="5"/></text:span>D. Kleyko and E. Osipov and D. De Silva and U. Wiklund and V. Vyatkin and D. Alahakoon. Distributed Representation of n-gram Statistics for Boosting Self-Organizing Maps with Hyperdimensional Computing. International Andrei Ershov Memorial Conference on Perspectives of System Informatics (PSI). 2019.</text:p>
      <text:p text:style-name="P29">·<text:span text:style-name="T10"> <text:s text:c="4"/></text:span>D. Kleyko and M. Kheffache and E. P. Frady and U. Wiklund and E. Osipov. Density Encoding Enables Resource-Efficient Randomly Connected Neural Networks. IEEE Transactions on Neural Networks and Learning Systems. 2020.</text:p>
      <text:p text:style-name="P29">·<text:span text:style-name="T10"> <text:s text:c="4"/></text:span>D. Kleyko and E. P. Frady and M. Kheffache and E. Osipov. Integer Echo State Networks: Efficient Reservoir Computing for Digital Hardware. IEEE Transactions on Neural Networks and Learning Systems. 2020.</text:p>
      <text:p text:style-name="P29">·<text:span text:style-name="T10"> <text:s text:c="4"/></text:span>G. Karunaratne and M. Schmuck and M. Le Gallo and G. Cherubini and L. Benini and A. Sebastian and A. Rahimi. Robust High-dimensional Memory-augmented Neural Networks. arXiv:2010.01939. 2020.</text:p>
      <text:p text:style-name="P29">·<text:span text:style-name="T10"> <text:s text:c="4"/></text:span>Mitrokhin and P. Sutor and D. Summers-Stay and C. Fermuller and Y. Aloimonos. Symbolic Representation and Learning with Hyperdimensional Computing. Frontiers in Robotics and AI. 2020.</text:p>
      <text:p text:style-name="P30">·<text:span text:style-name="T10"> <text:s text:c="4"/></text:span>I. Danihelka and G. Wayne and B. Uria and N. Kalchbrenner and A. Graves. Associative Long Short-Term Memory. ICML 2016.</text:p>
      <text:p text:style-name="P7"><text:span text:style-name="T15"><text:s/></text:span></text:p>
      <text:p text:style-name="P32"><text:bookmark text:name="_rsnn7eluo418"/><text:span text:style-name="T8">11.</text:span><text:span text:style-name="T10"> <text:s/></text:span><text:span text:style-name="T8">Hardware for VSAs </text:span><text:span text:style-name="T24">(Should it be more than 1 lecture?)</text:span></text:p>
      <text:p text:style-name="P7"><text:soft-page-break/>Who might take care of this module: <text:span text:style-name="T6">Mohamed and Jan</text:span></text:p>
      <text:p text:style-name="P9"/>
      <text:p text:style-name="P22"/>
      <text:p text:style-name="P21"><text:span text:style-name="T15">Motivation: a lot of promise for HD/VSAs is based on the availability of stochastic low-power hardware, which will be suitable for working with high-dimensional vectors. </text:span></text:p>
      <text:p text:style-name="P21"><text:span text:style-name="T15">Possible readings:</text:span></text:p>
      <text:p text:style-name="P16">·<text:span text:style-name="T10"> <text:s text:c="5"/></text:span>C. Eliasmith. How to Build a Brain: A Neural Architecture for Biological Cognition. Oxford University Press. 2013.</text:p>
      <text:p text:style-name="P16">·<text:span text:style-name="T10"> <text:s text:c="5"/></text:span>A. Rahimi and S. Datta and D. Kleyko and E. P. Frady and B. Olshausen and P. Kanerva and J. M. Rabaey. High-dimensional Computing as a Nanoscalable Paradigm. IEEE Transactions on Circuits and Systems I: Regular Papers. 2017. </text:p>
      <text:p text:style-name="P16">·<text:span text:style-name="T10"> <text:s text:c="5"/></text:span>T. F. Wu and H. Li and P.-C. Huang and A. Rahimi and G. Hills and B. Hodson and W. Hwang and J. M. Rabaey and H.-S. P. Wong and M. M. Shulaker and S. Mitra. Hyperdimensional Computing Exploiting Carbon Nanotube FETs, Resistive RAM, and Their Monolithic 3D Integration. IEEE Journal of Solid-State Circuits. 2018.</text:p>
      <text:p text:style-name="P16">·<text:span text:style-name="T10"> <text:s text:c="5"/></text:span>E. P. Frady and F. T. Sommer. Robust Computation with Rhythmic Spike Patterns. Proceedings of the National Academy of Sciences. 2019</text:p>
      <text:p text:style-name="P16">·<text:span text:style-name="T10"> <text:s text:c="5"/></text:span>G. Karunaratne and M. Le Gallo and G. Cherubini and L. Benini and A. Rahimi and A. Sebastian. In-Memory Hyperdimensional Computing. Nature Electronics. 2020. </text:p>
      <text:p text:style-name="P16">·<text:span text:style-name="T10"> <text:s text:c="5"/></text:span>S. Datta and R. A. G. Antonio and A. R. S. Ison and J. M. Rabaey. A Programmable Hyper-Dimensional Processor Architecture for Human-Centric IoT. IEEE Journal on Emerging and Selected Topics in Circuits and Systems. 2019. </text:p>
      <text:p text:style-name="P16"><text:span text:style-name="T1">·</text:span><text:span text:style-name="T4"> <text:s text:c="5"/></text:span><text:span text:style-name="T1">M. Laiho paper on Block codes</text:span></text:p>
      <text:p text:style-name="P16"><text:span text:style-name="T1">·</text:span><text:span text:style-name="T4"> <text:s text:c="5"/></text:span><text:span text:style-name="T1">UCSD hardware papers </text:span></text:p>
      <text:p text:style-name="P17"/>
      <text:p text:style-name="P17"/>
      <text:p text:style-name="P9"/>
      <text:p text:style-name="P32"><text:bookmark text:name="_zeu3iz9o8xke"/><text:span text:style-name="T8">12.</text:span><text:span text:style-name="T10"> <text:s/></text:span><text:span text:style-name="T8">Applications in communications</text:span></text:p>
      <text:p text:style-name="P7">Who might take care of this module: <text:span text:style-name="T6">Ping-Chen</text:span></text:p>
      <text:p text:style-name="P22"/>
      <text:p text:style-name="P21"><text:span text:style-name="T15">Motivation: to be specified.</text:span></text:p>
      <text:p text:style-name="P21"><text:span text:style-name="T15">Possible readings:</text:span></text:p>
      <text:p text:style-name="P27"><text:soft-page-break/>·<text:span text:style-name="T10"> <text:s text:c="5"/></text:span>P. Jakimovski and H. R. Schmidtke and S. Sigg and L. W. F. Chaves and M. Beigl. Collective Communication for Dense Sensing Environments. Journal of Ambient Intelligence and Smart Environments. 2012.</text:p>
      <text:p text:style-name="P27">·<text:span text:style-name="T10"> <text:s text:c="5"/></text:span>H. Kim. HDM: Hyper-Dimensional Modulation for Robust Low-Power Communications. IEEE International Conference on Communications (ICC). 2018.</text:p>
      <text:p text:style-name="P27">·<text:span text:style-name="T10"> <text:s text:c="5"/></text:span>C. Simpkin and I. Taylor and G. A. Bent and G. de Mel and S. Rallapalli and L. Ma and M. Srivatsa. Constructing Distributed Time-critical Applications using Cognitive Enabled Services. Future Generation Computer Systems. 2019. </text:p>
      <text:p text:style-name="P27">·<text:span text:style-name="T10"> <text:s text:c="5"/></text:span>C. Simpkin and I. Taylor and D. Harborne and G. Bent and A. Preece and R. K. Ganti. Efficient Orchestration of Node-RED IoT Workflows using a Vector Symbolic Architecture. Future Generation Computer Systems. 2020.</text:p>
      <text:p text:style-name="P7"><text:span text:style-name="T15"><text:s/></text:span></text:p>
      <text:p text:style-name="P16"/>
      <text:p text:style-name="P18"/>
      <text:p text:style-name="P7"/>
      <text:p text:style-name="P32"><text:bookmark text:name="_5jazt1lssdu0"/><text:span text:style-name="T9">13.</text:span><text:span text:style-name="T11"> <text:s text:c="4"/></text:span><text:span text:style-name="T9">Related/Early ideas/</text:span></text:p>
      <text:p text:style-name="P7"><text:span text:style-name="T23">Who might take care of this module: ???</text:span></text:p>
      <text:p text:style-name="P23"/>
      <text:p text:style-name="P21"><text:span text:style-name="T16">Motivation: look into early related ideas and motivation, which eventually lead to the development of HD/VSAs.</text:span></text:p>
      <text:p text:style-name="P23"/>
      <text:p text:style-name="P31">There is an early mathematical psychology literature on convolutional models of memory that Tony Plate drew on for his thesis. (Murdock, Hintzmann, Metcalfe-Eich)</text:p>
      <text:p text:style-name="P31"/>
      <text:p text:style-name="P31">*Very* early stuff on holographic memory models (Chris Longuet-Higgins)</text:p>
      <text:p text:style-name="P31"/>
      <text:p text:style-name="P31">Early stuff on convolution and correlation algebras Borsellino &amp; Poggio)</text:p>
      <text:p text:style-name="P31"/>
      <text:p text:style-name="P31">The quantum category theory models of linguistic compositionality are relevant (Coecke, Sadrzadeh, Kartsaklis, etc.)</text:p>
      <text:p text:style-name="P31"/>
      <text:p text:style-name="P31"><text:soft-page-break/>Smolensky and beim Graben both explicitly refer to Fock algebras imported from quantum theory.</text:p>
      <text:p text:style-name="P23"/>
      <text:p text:style-name="P21"><text:span text:style-name="T16">Possible readings:</text:span></text:p>
      <text:p text:style-name="P16"><text:span text:style-name="T23">·</text:span><text:span text:style-name="T11"> <text:s text:c="5"/></text:span><text:span text:style-name="T23">D. Kleyko and R. W. Gayler and E. Osipov. Commentaries on "Learning Sensorimotor Control with Neuromorphic Sensors: Toward Hyperdimensional Active Perception. arXiv:2003.11458. 2020.</text:span></text:p>
      <text:p text:style-name="P16"><text:span text:style-name="T23">·</text:span><text:span text:style-name="T11"> <text:s text:c="5"/></text:span><text:span text:style-name="T23">G. E. Hinton. Mapping Part-whole Hierarchies into Connectionist Networks. Artificial Intelligence. 1990.</text:span></text:p>
      <text:p text:style-name="P7"/>
      <text:p text:style-name="P7"/>
      <text:p text:style-name="P32"><text:bookmark text:name="_rebe5ei9t9eh"/><text:span text:style-name="T8">Feedback</text:span></text:p>
      <text:p text:style-name="P7"/>
      <text:p text:style-name="P7">From Laura:</text:p>
      <text:p text:style-name="P7"><text:span text:style-name="T25">- I was wondering if the "analogical reasoning" module refers to symbolic reasoning (making analogies, logical inferences, and so on), and if that is also one of the reasons word embeddings used to be the staple real-world use case. So perhaps it could make sense to relate those two modules (chronologically maybe?) unless you need the data structure explanation to get into the analogical reasoning module.</text:span></text:p>
      <text:p text:style-name="P7"><text:span text:style-name="T25">- Now, regarding the data structure module, I would personally see this as something extremely useful in the process of showing the wide applicability of VSAs. And how expressive and efficient they can be. For example, I think it's really cool that you can represent graphs, sequences, distributions, even finite state machines with just a few fundamental operations. And then there's always a link between how efficient/powerful algorithms are depending on the data structures you use so it might be interesting to comment on this for the case of VSAs/HD.</text:span></text:p>
      <text:p text:style-name="P7"><text:span text:style-name="T25">- Also in terms of applicability in real-world use cases, it could be very interesting to discuss in what applications and under what circumstances VSAs have proven to be more suitable than e.g. classical AI, deep learning, or other ML strategies. For example, biosignals seem to greatly benefit from this kind of rich and compact representation, but it could be interesting to comment on which applications could VSAs definitely not be suitable for.</text:span></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3" meta:paragraph-count="321" meta:word-count="3693" meta:character-count="25961" meta:non-whitespace-character-count="22048"/>
    <meta:generator>LibreOfficeDev/6.0.5.2$Linux_X86_64 LibreOffice_project/</meta:generator>
  </office:meta>
</office:document-meta>
</file>